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6.75pt" svg:y="117.52pt">
            <loext:p draw:notify-on-update-of-ranges="Sheet1.B4:Sheet1.B4 Sheet1.B5:Sheet1.B36 Sheet1.C4:Sheet1.C4 Sheet1.C5:Sheet1.C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v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" calcext:value-type="float">
            <text:p>1</text:p>
          </table:table-cell>
          <table:table-cell office:value-type="float" office:value="11302.7" calcext:value-type="float">
            <text:p>11302.7</text:p>
          </table:table-cell>
          <table:table-cell office:value-type="float" office:value="220.64" calcext:value-type="float">
            <text:p>220.6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" calcext:value-type="float">
            <text:p>2</text:p>
          </table:table-cell>
          <table:table-cell office:value-type="float" office:value="7743.6" calcext:value-type="float">
            <text:p>7743.6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" calcext:value-type="float">
            <text:p>3</text:p>
          </table:table-cell>
          <table:table-cell office:value-type="float" office:value="7405.7" calcext:value-type="float">
            <text:p>7405.7</text:p>
          </table:table-cell>
          <table:table-cell office:value-type="float" office:value="267.84" calcext:value-type="float">
            <text:p>267.8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4" calcext:value-type="float">
            <text:p>4</text:p>
          </table:table-cell>
          <table:table-cell office:value-type="float" office:value="7699.9" calcext:value-type="float">
            <text:p>7699.9</text:p>
          </table:table-cell>
          <table:table-cell office:value-type="float" office:value="93.61" calcext:value-type="float">
            <text:p>93.6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5" calcext:value-type="float">
            <text:p>5</text:p>
          </table:table-cell>
          <table:table-cell office:value-type="float" office:value="7051.1" calcext:value-type="float">
            <text:p>7051.1</text:p>
          </table:table-cell>
          <table:table-cell office:value-type="float" office:value="32.47" calcext:value-type="float">
            <text:p>32.47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6" calcext:value-type="float">
            <text:p>6</text:p>
          </table:table-cell>
          <table:table-cell office:value-type="float" office:value="7070.3" calcext:value-type="float">
            <text:p>7070.3</text:p>
          </table:table-cell>
          <table:table-cell office:value-type="float" office:value="90.99" calcext:value-type="float">
            <text:p>90.99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7" calcext:value-type="float">
            <text:p>7</text:p>
          </table:table-cell>
          <table:table-cell office:value-type="float" office:value="6941.6" calcext:value-type="float">
            <text:p>6941.6</text:p>
          </table:table-cell>
          <table:table-cell office:value-type="float" office:value="47.66" calcext:value-type="float">
            <text:p>47.6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8" calcext:value-type="float">
            <text:p>8</text:p>
          </table:table-cell>
          <table:table-cell office:value-type="float" office:value="6915" calcext:value-type="float">
            <text:p>6915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9" calcext:value-type="float">
            <text:p>9</text:p>
          </table:table-cell>
          <table:table-cell office:value-type="float" office:value="6836.2" calcext:value-type="float">
            <text:p>6836.2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0" calcext:value-type="float">
            <text:p>10</text:p>
          </table:table-cell>
          <table:table-cell office:value-type="float" office:value="6927.2" calcext:value-type="float">
            <text:p>6927.2</text:p>
          </table:table-cell>
          <table:table-cell office:value-type="float" office:value="293.2" calcext:value-type="float">
            <text:p>293.2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1" calcext:value-type="float">
            <text:p>11</text:p>
          </table:table-cell>
          <table:table-cell office:value-type="float" office:value="6836.7" calcext:value-type="float">
            <text:p>6836.7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2" calcext:value-type="float">
            <text:p>12</text:p>
          </table:table-cell>
          <table:table-cell office:value-type="float" office:value="6852" calcext:value-type="float">
            <text:p>6852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3" calcext:value-type="float">
            <text:p>13</text:p>
          </table:table-cell>
          <table:table-cell office:value-type="float" office:value="6801.6" calcext:value-type="float">
            <text:p>6801.6</text:p>
          </table:table-cell>
          <table:table-cell office:value-type="float" office:value="37.61" calcext:value-type="float">
            <text:p>37.6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4" calcext:value-type="float">
            <text:p>14</text:p>
          </table:table-cell>
          <table:table-cell office:value-type="float" office:value="6755.9" calcext:value-type="float">
            <text:p>6755.9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5" calcext:value-type="float">
            <text:p>15</text:p>
          </table:table-cell>
          <table:table-cell office:value-type="float" office:value="6767.9" calcext:value-type="float">
            <text:p>6767.9</text:p>
          </table:table-cell>
          <table:table-cell office:value-type="float" office:value="14.23" calcext:value-type="float">
            <text:p>14.23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6" calcext:value-type="float">
            <text:p>16</text:p>
          </table:table-cell>
          <table:table-cell office:value-type="float" office:value="6804.4" calcext:value-type="float">
            <text:p>6804.4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7" calcext:value-type="float">
            <text:p>17</text:p>
          </table:table-cell>
          <table:table-cell office:value-type="float" office:value="6789.2" calcext:value-type="float">
            <text:p>6789.2</text:p>
          </table:table-cell>
          <table:table-cell office:value-type="float" office:value="48.52" calcext:value-type="float">
            <text:p>48.52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8" calcext:value-type="float">
            <text:p>18</text:p>
          </table:table-cell>
          <table:table-cell office:value-type="float" office:value="6754" calcext:value-type="float">
            <text:p>6754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9" calcext:value-type="float">
            <text:p>19</text:p>
          </table:table-cell>
          <table:table-cell office:value-type="float" office:value="6792.4" calcext:value-type="float">
            <text:p>6792.4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0" calcext:value-type="float">
            <text:p>20</text:p>
          </table:table-cell>
          <table:table-cell office:value-type="float" office:value="6787" calcext:value-type="float">
            <text:p>6787</text:p>
          </table:table-cell>
          <table:table-cell office:value-type="float" office:value="46.41" calcext:value-type="float">
            <text:p>46.4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1" calcext:value-type="float">
            <text:p>21</text:p>
          </table:table-cell>
          <table:table-cell office:value-type="float" office:value="6796.4" calcext:value-type="float">
            <text:p>6796.4</text:p>
          </table:table-cell>
          <table:table-cell office:value-type="float" office:value="38.15" calcext:value-type="float">
            <text:p>38.1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2" calcext:value-type="float">
            <text:p>22</text:p>
          </table:table-cell>
          <table:table-cell office:value-type="float" office:value="6761.6" calcext:value-type="float">
            <text:p>6761.6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3" calcext:value-type="float">
            <text:p>23</text:p>
          </table:table-cell>
          <table:table-cell office:value-type="float" office:value="6764.5" calcext:value-type="float">
            <text:p>6764.5</text:p>
          </table:table-cell>
          <table:table-cell office:value-type="float" office:value="33.94" calcext:value-type="float">
            <text:p>33.9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4" calcext:value-type="float">
            <text:p>24</text:p>
          </table:table-cell>
          <table:table-cell office:value-type="float" office:value="6807.8" calcext:value-type="float">
            <text:p>6807.8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5" calcext:value-type="float">
            <text:p>25</text:p>
          </table:table-cell>
          <table:table-cell office:value-type="float" office:value="6778" calcext:value-type="float">
            <text:p>6778</text:p>
          </table:table-cell>
          <table:table-cell office:value-type="float" office:value="54.44" calcext:value-type="float">
            <text:p>54.4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6" calcext:value-type="float">
            <text:p>26</text:p>
          </table:table-cell>
          <table:table-cell office:value-type="float" office:value="6808.6" calcext:value-type="float">
            <text:p>6808.6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7" calcext:value-type="float">
            <text:p>27</text:p>
          </table:table-cell>
          <table:table-cell office:value-type="float" office:value="6827.2" calcext:value-type="float">
            <text:p>6827.2</text:p>
          </table:table-cell>
          <table:table-cell office:value-type="float" office:value="30.81" calcext:value-type="float">
            <text:p>30.8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8" calcext:value-type="float">
            <text:p>28</text:p>
          </table:table-cell>
          <table:table-cell office:value-type="float" office:value="6822.3" calcext:value-type="float">
            <text:p>6822.3</text:p>
          </table:table-cell>
          <table:table-cell office:value-type="float" office:value="29.82" calcext:value-type="float">
            <text:p>29.82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9" calcext:value-type="float">
            <text:p>29</text:p>
          </table:table-cell>
          <table:table-cell office:value-type="float" office:value="6865" calcext:value-type="float">
            <text:p>6865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0" calcext:value-type="float">
            <text:p>30</text:p>
          </table:table-cell>
          <table:table-cell office:value-type="float" office:value="6816.3" calcext:value-type="float">
            <text:p>6816.3</text:p>
          </table:table-cell>
          <table:table-cell office:value-type="float" office:value="31.06" calcext:value-type="float">
            <text:p>31.0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1" calcext:value-type="float">
            <text:p>31</text:p>
          </table:table-cell>
          <table:table-cell office:value-type="float" office:value="6846.1" calcext:value-type="float">
            <text:p>6846.1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2" calcext:value-type="float">
            <text:p>32</text:p>
          </table:table-cell>
          <table:table-cell office:value-type="float" office:value="6923.3" calcext:value-type="float">
            <text:p>6923.3</text:p>
          </table:table-cell>
          <table:table-cell office:value-type="float" office:value="280.6" calcext:value-type="float">
            <text:p>280.6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91.69pt" svg:y="118.46pt">
            <loext:p draw:notify-on-update-of-ranges="Sheet2.B2:Sheet2.B2 Sheet2.B3:Sheet2.B34 Sheet2.C2:Sheet2.C2 Sheet2.C3:Sheet2.C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v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" calcext:value-type="float">
            <text:p>1</text:p>
          </table:table-cell>
          <table:table-cell office:value-type="float" office:value="12276.8" calcext:value-type="float">
            <text:p>12276.8</text:p>
          </table:table-cell>
          <table:table-cell office:value-type="float" office:value="2285.14" calcext:value-type="float">
            <text:p>2285.1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" calcext:value-type="float">
            <text:p>2</text:p>
          </table:table-cell>
          <table:table-cell office:value-type="float" office:value="7505.7" calcext:value-type="float">
            <text:p>7505.7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" calcext:value-type="float">
            <text:p>3</text:p>
          </table:table-cell>
          <table:table-cell office:value-type="float" office:value="7498" calcext:value-type="float">
            <text:p>7498</text:p>
          </table:table-cell>
          <table:table-cell office:value-type="float" office:value="509.75" calcext:value-type="float">
            <text:p>509.7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4" calcext:value-type="float">
            <text:p>4</text:p>
          </table:table-cell>
          <table:table-cell office:value-type="float" office:value="8081.6" calcext:value-type="float">
            <text:p>8081.6</text:p>
          </table:table-cell>
          <table:table-cell office:value-type="float" office:value="150.04" calcext:value-type="float">
            <text:p>150.0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5" calcext:value-type="float">
            <text:p>5</text:p>
          </table:table-cell>
          <table:table-cell office:value-type="float" office:value="7624.8" calcext:value-type="float">
            <text:p>7624.8</text:p>
          </table:table-cell>
          <table:table-cell office:value-type="float" office:value="195.52" calcext:value-type="float">
            <text:p>195.5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6" calcext:value-type="float">
            <text:p>6</text:p>
          </table:table-cell>
          <table:table-cell office:value-type="float" office:value="7620.7" calcext:value-type="float">
            <text:p>7620.7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7" calcext:value-type="float">
            <text:p>7</text:p>
          </table:table-cell>
          <table:table-cell office:value-type="float" office:value="7344.4" calcext:value-type="float">
            <text:p>7344.4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8" calcext:value-type="float">
            <text:p>8</text:p>
          </table:table-cell>
          <table:table-cell office:value-type="float" office:value="7303.4" calcext:value-type="float">
            <text:p>7303.4</text:p>
          </table:table-cell>
          <table:table-cell office:value-type="float" office:value="268.42" calcext:value-type="float">
            <text:p>268.4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9" calcext:value-type="float">
            <text:p>9</text:p>
          </table:table-cell>
          <table:table-cell office:value-type="float" office:value="7205.2" calcext:value-type="float">
            <text:p>7205.2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0" calcext:value-type="float">
            <text:p>10</text:p>
          </table:table-cell>
          <table:table-cell office:value-type="float" office:value="7171.1" calcext:value-type="float">
            <text:p>7171.1</text:p>
          </table:table-cell>
          <table:table-cell office:value-type="float" office:value="34.89" calcext:value-type="float">
            <text:p>34.8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1" calcext:value-type="float">
            <text:p>11</text:p>
          </table:table-cell>
          <table:table-cell office:value-type="float" office:value="7079.3" calcext:value-type="float">
            <text:p>7079.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2" calcext:value-type="float">
            <text:p>12</text:p>
          </table:table-cell>
          <table:table-cell office:value-type="float" office:value="6707" calcext:value-type="float">
            <text:p>6707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3" calcext:value-type="float">
            <text:p>13</text:p>
          </table:table-cell>
          <table:table-cell office:value-type="float" office:value="6685.4" calcext:value-type="float">
            <text:p>6685.4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4" calcext:value-type="float">
            <text:p>14</text:p>
          </table:table-cell>
          <table:table-cell office:value-type="float" office:value="6532.5" calcext:value-type="float">
            <text:p>6532.5</text:p>
          </table:table-cell>
          <table:table-cell office:value-type="float" office:value="45.41" calcext:value-type="float">
            <text:p>45.4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5" calcext:value-type="float">
            <text:p>15</text:p>
          </table:table-cell>
          <table:table-cell office:value-type="float" office:value="6552.4" calcext:value-type="float">
            <text:p>6552.4</text:p>
          </table:table-cell>
          <table:table-cell office:value-type="float" office:value="275.47" calcext:value-type="float">
            <text:p>275.4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6" calcext:value-type="float">
            <text:p>16</text:p>
          </table:table-cell>
          <table:table-cell office:value-type="float" office:value="6339.6" calcext:value-type="float">
            <text:p>6339.6</text:p>
          </table:table-cell>
          <table:table-cell office:value-type="float" office:value="26.74" calcext:value-type="float">
            <text:p>26.7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7" calcext:value-type="float">
            <text:p>17</text:p>
          </table:table-cell>
          <table:table-cell office:value-type="float" office:value="6299.3" calcext:value-type="float">
            <text:p>6299.3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8" calcext:value-type="float">
            <text:p>18</text:p>
          </table:table-cell>
          <table:table-cell office:value-type="float" office:value="6226.9" calcext:value-type="float">
            <text:p>6226.9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9" calcext:value-type="float">
            <text:p>19</text:p>
          </table:table-cell>
          <table:table-cell office:value-type="float" office:value="6216.2" calcext:value-type="float">
            <text:p>6216.2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0" calcext:value-type="float">
            <text:p>20</text:p>
          </table:table-cell>
          <table:table-cell office:value-type="float" office:value="6139.2" calcext:value-type="float">
            <text:p>6139.2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1" calcext:value-type="float">
            <text:p>21</text:p>
          </table:table-cell>
          <table:table-cell office:value-type="float" office:value="6122.8" calcext:value-type="float">
            <text:p>6122.8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2" calcext:value-type="float">
            <text:p>22</text:p>
          </table:table-cell>
          <table:table-cell office:value-type="float" office:value="6091.9" calcext:value-type="float">
            <text:p>6091.9</text:p>
          </table:table-cell>
          <table:table-cell office:value-type="float" office:value="24.23" calcext:value-type="float">
            <text:p>24.2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3" calcext:value-type="float">
            <text:p>23</text:p>
          </table:table-cell>
          <table:table-cell office:value-type="float" office:value="6115.7" calcext:value-type="float">
            <text:p>6115.7</text:p>
          </table:table-cell>
          <table:table-cell office:value-type="float" office:value="270.16" calcext:value-type="float">
            <text:p>270.1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4" calcext:value-type="float">
            <text:p>24</text:p>
          </table:table-cell>
          <table:table-cell office:value-type="float" office:value="6026.2" calcext:value-type="float">
            <text:p>6026.2</text:p>
          </table:table-cell>
          <table:table-cell office:value-type="float" office:value="30.96" calcext:value-type="float">
            <text:p>30.9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5" calcext:value-type="float">
            <text:p>25</text:p>
          </table:table-cell>
          <table:table-cell office:value-type="float" office:value="5995.6" calcext:value-type="float">
            <text:p>5995.6</text:p>
          </table:table-cell>
          <table:table-cell office:value-type="float" office:value="30.66" calcext:value-type="float">
            <text:p>30.6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6" calcext:value-type="float">
            <text:p>26</text:p>
          </table:table-cell>
          <table:table-cell office:value-type="float" office:value="6003.6" calcext:value-type="float">
            <text:p>6003.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7" calcext:value-type="float">
            <text:p>27</text:p>
          </table:table-cell>
          <table:table-cell office:value-type="float" office:value="5976.9" calcext:value-type="float">
            <text:p>5976.9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8" calcext:value-type="float">
            <text:p>28</text:p>
          </table:table-cell>
          <table:table-cell office:value-type="float" office:value="5964.8" calcext:value-type="float">
            <text:p>5964.8</text:p>
          </table:table-cell>
          <table:table-cell office:value-type="float" office:value="30.17" calcext:value-type="float">
            <text:p>30.1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9" calcext:value-type="float">
            <text:p>29</text:p>
          </table:table-cell>
          <table:table-cell office:value-type="float" office:value="5952.5" calcext:value-type="float">
            <text:p>5952.5</text:p>
          </table:table-cell>
          <table:table-cell office:value-type="float" office:value="32.83" calcext:value-type="float">
            <text:p>32.8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0" calcext:value-type="float">
            <text:p>30</text:p>
          </table:table-cell>
          <table:table-cell office:value-type="float" office:value="5918.3" calcext:value-type="float">
            <text:p>5918.3</text:p>
          </table:table-cell>
          <table:table-cell office:value-type="float" office:value="31.83" calcext:value-type="float">
            <text:p>31.8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1" calcext:value-type="float">
            <text:p>31</text:p>
          </table:table-cell>
          <table:table-cell office:value-type="float" office:value="5917.2" calcext:value-type="float">
            <text:p>5917.2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2" calcext:value-type="float">
            <text:p>32</text:p>
          </table:table-cell>
          <table:table-cell office:value-type="float" office:value="8371.1" calcext:value-type="float">
            <text:p>8371.1</text:p>
          </table:table-cell>
          <table:table-cell office:value-type="float" office:value="55.55" calcext:value-type="float">
            <text:p>55.55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58.24pt" svg:y="108.37pt">
            <loext:p draw:notify-on-update-of-ranges="Sheet3.B5:Sheet3.B5 Sheet3.B6:Sheet3.B37 Sheet3.C5:Sheet3.C5 Sheet3.C6:Sheet3.C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v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" calcext:value-type="float">
            <text:p>1</text:p>
          </table:table-cell>
          <table:table-cell office:value-type="float" office:value="18168.9" calcext:value-type="float">
            <text:p>18168.9</text:p>
          </table:table-cell>
          <table:table-cell office:value-type="float" office:value="31.71" calcext:value-type="float">
            <text:p>31.71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" calcext:value-type="float">
            <text:p>2</text:p>
          </table:table-cell>
          <table:table-cell office:value-type="float" office:value="11447.6" calcext:value-type="float">
            <text:p>11447.6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" calcext:value-type="float">
            <text:p>3</text:p>
          </table:table-cell>
          <table:table-cell office:value-type="float" office:value="10684.5" calcext:value-type="float">
            <text:p>10684.5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4" calcext:value-type="float">
            <text:p>4</text:p>
          </table:table-cell>
          <table:table-cell office:value-type="float" office:value="11345.9" calcext:value-type="float">
            <text:p>11345.9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5" calcext:value-type="float">
            <text:p>5</text:p>
          </table:table-cell>
          <table:table-cell office:value-type="float" office:value="10356.7" calcext:value-type="float">
            <text:p>10356.7</text:p>
          </table:table-cell>
          <table:table-cell office:value-type="float" office:value="42.79" calcext:value-type="float">
            <text:p>42.79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6" calcext:value-type="float">
            <text:p>6</text:p>
          </table:table-cell>
          <table:table-cell office:value-type="float" office:value="10332.6" calcext:value-type="float">
            <text:p>10332.6</text:p>
          </table:table-cell>
          <table:table-cell office:value-type="float" office:value="224.27" calcext:value-type="float">
            <text:p>224.2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7" calcext:value-type="float">
            <text:p>7</text:p>
          </table:table-cell>
          <table:table-cell office:value-type="float" office:value="10087.6" calcext:value-type="float">
            <text:p>10087.6</text:p>
          </table:table-cell>
          <table:table-cell office:value-type="float" office:value="78.53" calcext:value-type="float">
            <text:p>78.5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8" calcext:value-type="float">
            <text:p>8</text:p>
          </table:table-cell>
          <table:table-cell office:value-type="float" office:value="9946.9" calcext:value-type="float">
            <text:p>9946.9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9" calcext:value-type="float">
            <text:p>9</text:p>
          </table:table-cell>
          <table:table-cell office:value-type="float" office:value="9886.3" calcext:value-type="float">
            <text:p>9886.3</text:p>
          </table:table-cell>
          <table:table-cell office:value-type="float" office:value="82.57" calcext:value-type="float">
            <text:p>82.5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0" calcext:value-type="float">
            <text:p>10</text:p>
          </table:table-cell>
          <table:table-cell office:value-type="float" office:value="9843.4" calcext:value-type="float">
            <text:p>9843.4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1" calcext:value-type="float">
            <text:p>11</text:p>
          </table:table-cell>
          <table:table-cell office:value-type="float" office:value="9825" calcext:value-type="float">
            <text:p>98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2" calcext:value-type="float">
            <text:p>12</text:p>
          </table:table-cell>
          <table:table-cell office:value-type="float" office:value="9806.3" calcext:value-type="float">
            <text:p>9806.3</text:p>
          </table:table-cell>
          <table:table-cell office:value-type="float" office:value="88.27" calcext:value-type="float">
            <text:p>88.2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3" calcext:value-type="float">
            <text:p>13</text:p>
          </table:table-cell>
          <table:table-cell office:value-type="float" office:value="9760.2" calcext:value-type="float">
            <text:p>9760.2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4" calcext:value-type="float">
            <text:p>14</text:p>
          </table:table-cell>
          <table:table-cell office:value-type="float" office:value="9738" calcext:value-type="float">
            <text:p>9738</text:p>
          </table:table-cell>
          <table:table-cell office:value-type="float" office:value="56.47" calcext:value-type="float">
            <text:p>56.4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5" calcext:value-type="float">
            <text:p>15</text:p>
          </table:table-cell>
          <table:table-cell office:value-type="float" office:value="9776.8" calcext:value-type="float">
            <text:p>9776.8</text:p>
          </table:table-cell>
          <table:table-cell office:value-type="float" office:value="96.24" calcext:value-type="float">
            <text:p>96.24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6" calcext:value-type="float">
            <text:p>16</text:p>
          </table:table-cell>
          <table:table-cell office:value-type="float" office:value="9890.9" calcext:value-type="float">
            <text:p>9890.9</text:p>
          </table:table-cell>
          <table:table-cell office:value-type="float" office:value="327.46" calcext:value-type="float">
            <text:p>327.46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7" calcext:value-type="float">
            <text:p>17</text:p>
          </table:table-cell>
          <table:table-cell office:value-type="float" office:value="9724.1" calcext:value-type="float">
            <text:p>9724.1</text:p>
          </table:table-cell>
          <table:table-cell office:value-type="float" office:value="48.83" calcext:value-type="float">
            <text:p>48.8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8" calcext:value-type="float">
            <text:p>18</text:p>
          </table:table-cell>
          <table:table-cell office:value-type="float" office:value="9689.6" calcext:value-type="float">
            <text:p>9689.6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9" calcext:value-type="float">
            <text:p>19</text:p>
          </table:table-cell>
          <table:table-cell office:value-type="float" office:value="9739.6" calcext:value-type="float">
            <text:p>9739.6</text:p>
          </table:table-cell>
          <table:table-cell office:value-type="float" office:value="46.15" calcext:value-type="float">
            <text:p>46.1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0" calcext:value-type="float">
            <text:p>20</text:p>
          </table:table-cell>
          <table:table-cell office:value-type="float" office:value="9753.9" calcext:value-type="float">
            <text:p>9753.9</text:p>
          </table:table-cell>
          <table:table-cell office:value-type="float" office:value="170.55" calcext:value-type="float">
            <text:p>170.5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1" calcext:value-type="float">
            <text:p>21</text:p>
          </table:table-cell>
          <table:table-cell office:value-type="float" office:value="9719.3" calcext:value-type="float">
            <text:p>9719.3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2" calcext:value-type="float">
            <text:p>22</text:p>
          </table:table-cell>
          <table:table-cell office:value-type="float" office:value="9717.6" calcext:value-type="float">
            <text:p>9717.6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3" calcext:value-type="float">
            <text:p>23</text:p>
          </table:table-cell>
          <table:table-cell office:value-type="float" office:value="9721.7" calcext:value-type="float">
            <text:p>9721.7</text:p>
          </table:table-cell>
          <table:table-cell office:value-type="float" office:value="40.18" calcext:value-type="float">
            <text:p>40.1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4" calcext:value-type="float">
            <text:p>24</text:p>
          </table:table-cell>
          <table:table-cell office:value-type="float" office:value="9722.5" calcext:value-type="float">
            <text:p>9722.5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5" calcext:value-type="float">
            <text:p>25</text:p>
          </table:table-cell>
          <table:table-cell office:value-type="float" office:value="9740.9" calcext:value-type="float">
            <text:p>9740.9</text:p>
          </table:table-cell>
          <table:table-cell office:value-type="float" office:value="40.09" calcext:value-type="float">
            <text:p>40.09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6" calcext:value-type="float">
            <text:p>26</text:p>
          </table:table-cell>
          <table:table-cell office:value-type="float" office:value="9711.3" calcext:value-type="float">
            <text:p>9711.3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7" calcext:value-type="float">
            <text:p>27</text:p>
          </table:table-cell>
          <table:table-cell office:value-type="float" office:value="9736.7" calcext:value-type="float">
            <text:p>9736.7</text:p>
          </table:table-cell>
          <table:table-cell office:value-type="float" office:value="32.52" calcext:value-type="float">
            <text:p>32.5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8" calcext:value-type="float">
            <text:p>28</text:p>
          </table:table-cell>
          <table:table-cell office:value-type="float" office:value="9716.6" calcext:value-type="float">
            <text:p>9716.6</text:p>
          </table:table-cell>
          <table:table-cell office:value-type="float" office:value="36.33" calcext:value-type="float">
            <text:p>36.3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9" calcext:value-type="float">
            <text:p>29</text:p>
          </table:table-cell>
          <table:table-cell office:value-type="float" office:value="9701.3" calcext:value-type="float">
            <text:p>9701.3</text:p>
          </table:table-cell>
          <table:table-cell office:value-type="float" office:value="43.87" calcext:value-type="float">
            <text:p>43.8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0" calcext:value-type="float">
            <text:p>30</text:p>
          </table:table-cell>
          <table:table-cell office:value-type="float" office:value="9981.4" calcext:value-type="float">
            <text:p>9981.4</text:p>
          </table:table-cell>
          <table:table-cell office:value-type="float" office:value="571.84" calcext:value-type="float">
            <text:p>571.84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1" calcext:value-type="float">
            <text:p>31</text:p>
          </table:table-cell>
          <table:table-cell office:value-type="float" office:value="9744.9" calcext:value-type="float">
            <text:p>9744.9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2" calcext:value-type="float">
            <text:p>32</text:p>
          </table:table-cell>
          <table:table-cell office:value-type="float" office:value="9753.6" calcext:value-type="float">
            <text:p>9753.6</text:p>
          </table:table-cell>
          <table:table-cell office:value-type="float" office:value="48.01" calcext:value-type="float">
            <text:p>48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22:05.862220620</meta:creation-date>
    <dc:date>2016-10-05T21:25:47.534905632</dc:date>
    <meta:editing-duration>PT3M42S</meta:editing-duration>
    <meta:editing-cycles>1</meta:editing-cycles>
    <meta:document-statistic meta:table-count="3" meta:cell-count="396" meta:object-count="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1.B4:Sheet1.C36" chart:data-source-has-labels="row" svg:x="0.32cm" svg:y="0.18cm" svg:width="13.079cm" svg:height="8.64cm">
          <chartooo:coordinate-region svg:x="1.629cm" svg:y="0.394cm" svg:width="11.77cm" svg:height="7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36" chart:label-cell-address="Sheet1.B4:Sheet1.B4" chart:class="chart:line">
            <chart:data-point chart:repeated="32"/>
          </chart:series>
          <chart:series chart:style-name="ch7" chart:values-cell-range-address="Sheet1.C5:Sheet1.C36" chart:label-cell-address="Sheet1.C4:Sheet1.C4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1.B4:Sheet1.B4</svg:desc>
                </draw:g>
              </table:table-cell>
              <table:table-cell office:value-type="string">
                <text:p>Mean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36</svg:desc>
                </draw:g>
              </table:table-cell>
              <table:table-cell office:value-type="float" office:value="11302.7">
                <text:p>11302.7</text:p>
                <draw:g>
                  <svg:desc>Sheet1.C5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43.6">
                <text:p>774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05.7">
                <text:p>740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99.9">
                <text:p>769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51.1">
                <text:p>705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70.3">
                <text:p>70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941.6">
                <text:p>69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36.2">
                <text:p>683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27.2">
                <text:p>69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836.7">
                <text:p>683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01.6">
                <text:p>680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55.9">
                <text:p>675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67.9">
                <text:p>676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04.4">
                <text:p>680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789.2">
                <text:p>678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92.4">
                <text:p>679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796.4">
                <text:p>679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61.6">
                <text:p>676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764.5">
                <text:p>676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807.8">
                <text:p>680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808.6">
                <text:p>680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827.2">
                <text:p>682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22.3">
                <text:p>6822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816.3">
                <text:p>6816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846.1">
                <text:p>684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923.3">
                <text:p>692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2.B2:Sheet2.C34" chart:data-source-has-labels="row" svg:x="0.32cm" svg:y="0.18cm" svg:width="13.079cm" svg:height="8.64cm">
          <chartooo:coordinate-region svg:x="1.629cm" svg:y="0.394cm" svg:width="11.77cm" svg:height="7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4" chart:label-cell-address="Sheet2.B2:Sheet2.B2" chart:class="chart:line">
            <chart:data-point chart:repeated="32"/>
          </chart:series>
          <chart:series chart:style-name="ch7" chart:values-cell-range-address="Sheet2.C3:Sheet2.C34" chart:label-cell-address="Sheet2.C2:Sheet2.C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2.B2:Sheet2.B2</svg:desc>
                </draw:g>
              </table:table-cell>
              <table:table-cell office:value-type="string">
                <text:p>Mean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3:Sheet2.B34</svg:desc>
                </draw:g>
              </table:table-cell>
              <table:table-cell office:value-type="float" office:value="12276.8">
                <text:p>12276.8</text:p>
                <draw:g>
                  <svg:desc>Sheet2.C3:Sheet2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05.7">
                <text:p>750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081.6">
                <text:p>808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24.8">
                <text:p>762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20.7">
                <text:p>762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44.4">
                <text:p>734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03.4">
                <text:p>730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205.2">
                <text:p>720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171.1">
                <text:p>717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079.3">
                <text:p>707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85.4">
                <text:p>668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532.5">
                <text:p>653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552.4">
                <text:p>65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339.6">
                <text:p>633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99.3">
                <text:p>629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226.9">
                <text:p>622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216.2">
                <text:p>621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139.2">
                <text:p>613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122.8">
                <text:p>612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091.9">
                <text:p>609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15.7">
                <text:p>6115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026.2">
                <text:p>602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995.6">
                <text:p>599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003.6">
                <text:p>600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976.9">
                <text:p>5976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964.8">
                <text:p>596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952.5">
                <text:p>595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918.3">
                <text:p>5918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917.2">
                <text:p>591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371.1">
                <text:p>837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3.B5:Sheet3.C37" chart:data-source-has-labels="row" svg:x="0.32cm" svg:y="0.18cm" svg:width="13.079cm" svg:height="8.64cm">
          <chartooo:coordinate-region svg:x="1.629cm" svg:y="0.393cm" svg:width="11.77cm" svg:height="7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6:Sheet3.B37" chart:label-cell-address="Sheet3.B5:Sheet3.B5" chart:class="chart:line">
            <chart:data-point chart:repeated="32"/>
          </chart:series>
          <chart:series chart:style-name="ch7" chart:values-cell-range-address="Sheet3.C6:Sheet3.C37" chart:label-cell-address="Sheet3.C5:Sheet3.C5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3.B5:Sheet3.B5</svg:desc>
                </draw:g>
              </table:table-cell>
              <table:table-cell office:value-type="string">
                <text:p>Mean</text:p>
                <draw:g>
                  <svg:desc>Sheet3.C5:Sheet3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6:Sheet3.B37</svg:desc>
                </draw:g>
              </table:table-cell>
              <table:table-cell office:value-type="float" office:value="18168.9">
                <text:p>18168.9</text:p>
                <draw:g>
                  <svg:desc>Sheet3.C6:Sheet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447.6">
                <text:p>1144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684.5">
                <text:p>1068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345.9">
                <text:p>1134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56.7">
                <text:p>1035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332.6">
                <text:p>1033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87.6">
                <text:p>1008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946.9">
                <text:p>994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886.3">
                <text:p>988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43.4">
                <text:p>984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06.3">
                <text:p>980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760.2">
                <text:p>976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738">
                <text:p>9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776.8">
                <text:p>977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890.9">
                <text:p>989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724.1">
                <text:p>972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689.6">
                <text:p>968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739.6">
                <text:p>973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753.9">
                <text:p>9753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719.3">
                <text:p>971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717.6">
                <text:p>971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721.7">
                <text:p>972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722.5">
                <text:p>972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740.9">
                <text:p>974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711.3">
                <text:p>971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736.7">
                <text:p>973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716.6">
                <text:p>971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01.3">
                <text:p>9701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81.4">
                <text:p>998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744.9">
                <text:p>974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753.6">
                <text:p>975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